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text-properties officeooo:paragraph-rsid="0018be7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0584" officeooo:paragraph-rsid="0019058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be7e" style:font-size-asian="18pt" style:font-style-asian="normal" style:font-weight-asian="normal" style:font-size-complex="18pt"/>
    </style:style>
    <style:style style:name="T5" style:family="text">
      <style:text-properties officeooo:rsid="00195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2</text:span><text:span text:style-name="T3">8th of </text:span><text:span text:style-name="T4">October</text:span><text:span text:style-name="T3"> 2020 under the 2</text:span><text:span text:style-name="T4">9</text:span><text:span text:style-name="T3">th PA Meeting.</text:span></text:p>
      <text:p text:style-name="P1"/>
      <text:p text:style-name="P1">The Assembly, recognising the current situation,</text:p>
      <text:p text:style-name="P1"/>
      <text:p text:style-name="P5">Constitutes the need for the craftable cobweb datpack where you can make 9 string into a cobweb and vice versa. This because <text:span text:style-name="T5">cobweb is a non-renewable block that is necessary in some redstone contraptions. It helps slow down entities. It’s also a good decoration block. Currently it only spawns in some structures like mineshafts and stronghold libraries.</text:span></text:p>
      <text:p text:style-name="P1"/>
      <text:p text:style-name="P1">And proceeds.</text:p>
      <text:p text:style-name="P1"/>
      <text:p text:style-name="P1">Signed by,</text:p>
      <text:p text:style-name="P5">Anaizy</text:p>
      <text:p text:style-name="P1"/>
      <text:p text:style-name="P1"/>
      <text:p text:style-name="P1"/>
      <text:p text:style-name="P2"><text:span text:style-name="T1">[</text:span><text:span text:style-name="T2">Motion 29-2: To add a datapack to make cobweb craftable from 9 pieces of string, and make it unraftable too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8T20:05:41.568915806</dc:date>
    <meta:editing-duration>PT21M</meta:editing-duration>
    <meta:editing-cycles>5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7" meta:word-count="103" meta:character-count="628" meta:non-whitespace-character-count="532"/>
  </office:meta>
</office:document-meta>
</file>